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059"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1. **Bubble Sort (Tri à bulles) :**</text:p>
      <text:p text:style-name="P1"><text:s text:c="3"/>- Compare et échange les éléments adjacents s'ils sont dans le mauvais ordre, en passant plusieurs fois à travers la liste jusqu'à ce qu'aucun échange ne soit nécessaire.</text:p>
      <text:p text:style-name="P1"/>
      <text:p text:style-name="P1">2. **Insertion Sort (Tri par insertion) :**</text:p>
      <text:p text:style-name="P1"><text:s text:c="3"/>- Construit une séquence triée en insérant un élément non trié à sa place appropriée dans la séquence triée, un à la fois.</text:p>
      <text:p text:style-name="P1"/>
      <text:p text:style-name="P1">3. **Merge Sort (Tri fusion) :**</text:p>
      <text:p text:style-name="P1"><text:s text:c="3"/>- Divise la liste en deux moitiés, trie chaque moitié séparément, puis fusionne les deux moitiés triées pour obtenir la liste finale triée.</text:p>
      <text:p text:style-name="P1"/>
      <text:p text:style-name="P1">4. **Quick Sort (Tri rapide) :**</text:p>
      <text:p text:style-name="P1"><text:s text:c="3"/>- Choisi un élément comme "pivot", partitionne la liste en deux sous-listes, les éléments plus petits que le pivot à gauche et les éléments plus grands à droite. Ensuite, répète le processus de manière récursive pour les sous-listes.</text:p>
      <text:p text:style-name="P1"/>
      <text:p text:style-name="P1">5. **Selection Sort (Tri par sélection) :**</text:p>
      <text:p text:style-name="P1"><text:s text:c="3"/>- Sélectionne itérativement l'élément le plus petit de la liste non triée et le place à la bonne position.</text:p>
      <text:p text:style-name="P1"/>
      <text:p text:style-name="P1">6. **Heap Sort (Tri par tas) :**</text:p>
      <text:p text:style-name="P1"><text:s text:c="3"/>- Crée un tas binaire à partir de la liste non triée, puis répète le processus de suppression du maximum du tas et l'ajoute à la liste triée jusqu'à ce que le tas soit vide.</text:p>
      <text:p text:style-name="P1"/>
      <text:p text:style-name="P1">7. **Shell Sort (Tri de Shell) :**</text:p>
      <text:p text:style-name="P1"><text:s text:c="3"/>- Amélioration du tri par insertion qui compare et échange les éléments distants les uns des autres, en utilisant un intervalle décroissant. L'algorithme réduit progressivement l'intervalle jusqu'à ce qu'il atteigne 1, effectuant finalement un tri par insertion.</text:p>
      <text:p text:style-name="P1"/>
      <text:p text:style-name="P1"><text:soft-page-break/>8. **Counting Sort (Tri par dénombrement) :**</text:p>
      <text:p text:style-name="P1"><text:s text:c="3"/>- Approprié pour trier des entiers dans un intervalle fixe. Compte le nombre d'occurrences de chaque élément, puis rétablit l'ordre en utilisant ces comptes.</text:p>
      <text:p text:style-name="P1"/>
      <text:p text:style-name="P1">9. **Radix Sort (Tri par base) :**</text:p>
      <text:p text:style-name="P1"><text:s text:c="3"/>- Trie les éléments en traitant les chiffres individuels, du chiffre le moins significatif au plus significatif.</text:p>
      <text:p text:style-name="P1"/>
      <text:p text:style-name="P1">10. **Bucket Sort (Tri par tas) :**</text:p>
      <text:p text:style-name="P1"><text:s text:c="4"/>- Répartit les éléments de la liste dans plusieurs seaux, puis trie chaque seau individuellement, et enfin concatène les seaux triés pour obtenir la liste finale trié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6T18:56:40.328311412</meta:creation-date>
    <dc:date>2024-01-16T18:57:15.481161073</dc:date>
    <meta:editing-duration>PT36S</meta:editing-duration>
    <meta:editing-cycles>1</meta:editing-cycles>
    <meta:document-statistic meta:table-count="0" meta:image-count="0" meta:object-count="0" meta:page-count="2" meta:paragraph-count="20" meta:word-count="339" meta:character-count="2038" meta:non-whitespace-character-count="1688"/>
    <meta:generator>LibreOffice/7.3.7.2$Linux_X86_64 LibreOffice_project/30$Build-2</meta:generator>
  </office:meta>
</office:document-meta>
</file>